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paragraph-properties style:vertical-align="auto" fo:margin-bottom="0in" fo:line-height="100%" fo:margin-right="0.1041in" fo:background-color="#FFFFFF"/>
      <style:text-properties style:font-name="Arial" style:font-name-asian="Times New Roman" style:font-name-complex="Arial" fo:font-weight="bold" style:font-weight-asian="bold" style:font-weight-complex="bold" fo:color="#333333" style:letter-kerning="true" fo:font-size="19pt" style:font-size-asian="19pt" style:font-size-complex="19pt" fo:language="en" fo:country="US" style:language-asian="sv" style:country-asian="SE" fo:hyphenate="true"/>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T16" style:parent-style-name="DefaultParagraphFont" style:family="text">
      <style:text-properties style:font-name="Georgia" fo:color="#333333" fo:font-size="11.5pt" style:font-size-asian="11.5pt" style:font-size-complex="11.5pt" fo:background-color="#FFFFFF" fo:language="en" fo:country="US"/>
    </style:style>
    <style:style style:name="T17" style:parent-style-name="apple-converted-space" style:family="text">
      <style:text-properties style:font-name="Georgia" fo:color="#333333" fo:font-size="11.5pt" style:font-size-asian="11.5pt" style:font-size-complex="11.5pt" fo:background-color="#FFFFFF" fo:language="en" fo:country="US"/>
    </style:style>
    <style:style style:name="T18" style:parent-style-name="DefaultParagraphFont" style:family="text">
      <style:text-properties fo:language="en" fo:country="US"/>
    </style:style>
    <style:style style:name="T19" style:parent-style-name="apple-converted-space" style:family="text">
      <style:text-properties style:font-name="Georgia" fo:color="#333333" fo:font-size="11.5pt" style:font-size-asian="11.5pt" style:font-size-complex="11.5pt" fo:background-color="#FFFFFF" fo:language="en" fo:country="US"/>
    </style:style>
    <style:style style:name="T20" style:parent-style-name="DefaultParagraphFont" style:family="text">
      <style:text-properties style:font-name="Georgia" fo:color="#333333" fo:font-size="11.5pt" style:font-size-asian="11.5pt" style:font-size-complex="11.5pt" fo:background-color="#FFFFFF" fo:language="en" fo:country="US"/>
    </style:style>
  </office:automatic-styles>
  <office:body>
    <office:text text:use-soft-page-breaks="true">
      <text:p text:style-name="P1">The annual combined electricity bill for the ten of the largest telecom operators in 2012 is over 10 bn $</text:p>
      <text:p text:style-name="P2">By 2050 more than 70% of human population will be living in the cities.</text:p>
      <text:p text:style-name="P3">Energy<text:s/>is consumed the most by 1) Housing Buildings 2) 3) Transport</text:p>
      <text:p text:style-name="P4">Emissions grew more quickly between 2000 and 2010 than in each of the three previous decades.</text:p>
      <text:p text:style-name="P5">Stratergy and meeting the global climate change challenge by reducing emissions, Ericsson’s strategy<text:s/>and goal for the future.</text:p>
      <text:p text:style-name="P6">Ericsson: Enabling our customers to address their energy challenges and reduce their carbon emissions.</text:p>
      <text:p text:style-name="P7">Reducing the direct carbon impact from our own activities.</text:p>
      <text:p text:style-name="P8">Taking a life cycle approach, from raw material to product take back.</text:p>
      <text:p text:style-name="P9">As part of Eric’s Sustainability and corporate resp. strategy, our approach to energy, environment and climate change is to:</text:p>
      <text:p text:style-name="P10">(Plus a lot more which is on the e learning)</text:p>
      <text:p text:style-name="P11">Ericsson Psi coverage solution solution one radio unit<text:s/></text:p>
      <text:p text:style-name="P12"/>
      <text:p text:style-name="P13">Power consumption modeling of different base station types in heterogeneous cellular networks</text:p>
      <text:p text:style-name="P14"/>
      <text:p text:style-name="P15">Fetteweis ieee</text:p>
      <text:p text:style-name="Normal"><text:span text:style-name="T16">When an operator wants to provide services in a given area, the question arises how many base stations he should deploy in order to minimize the total power consumption, i.e., what is the optimal compromise between larger inter site distances, hence, less base stations with larger transmit powers, and shorter inter site distances yielding more base stations with smaller transmit power figures. In</text:span><text:span text:style-name="T17"> </text:span><text:span text:style-name="T18">[9]</text:span><text:span text:style-name="T19"> </text:span><text:span text:style-name="T20">the notion of area power consumption of a cellular network was introduced. It was shown that for a hexagonal deployment the area power consumption metric yields an optimal inter site distance. The proof is based on the fact that the path loss (and thus the transmit power) increases faster with the inter site distance (power of the the coefficient is larger than 2) than the covered area (power coefficient of 2). For small cells the static part of the power becomes dominant and this leads to a minimum in total network power consump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style:vertical-align="auto"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sv" style:country-asian="SE" fo:hyphenate="true"/>
    </style:style>
    <style:style style:name="Normal" style:display-name="Normal" style:family="paragraph">
      <style:text-properties fo:hyphenate="false"/>
    </style:style>
    <style:style style:name="DefaultParagraphFont" style:display-name="Default Paragraph Font" style:family="text"/>
    <style:style style:name="apple-converted-space" style:display-name="apple-converted-space" style:family="text" style:parent-style-name="DefaultParagraphFont"/>
    <style:style style:name="Heading1Char" style:display-name="Heading 1 Char" style:family="text" style:parent-style-name="DefaultParagraphFont">
      <style:text-properties style:font-name="Times New Roman" style:font-name-asian="Times New Roman" fo:font-weight="bold" style:font-weight-asian="bold" style:font-weight-complex="bold" style:letter-kerning="true" fo:font-size="24pt" style:font-size-asian="24pt" style:font-size-complex="24pt" style:language-asian="sv" style:country-asian="SE"/>
    </style:style>
    <style:style style:name="ng-binding" style:display-name="ng-binding"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oustubh Sharma</meta:initial-creator>
    <dc:creator>Koustubh Sharma</dc:creator>
    <meta:creation-date>2016-10-13T09:57:00Z</meta:creation-date>
    <dc:date>2016-11-14T10:16:00Z</dc:date>
    <meta:template xlink:href="Normal" xlink:type="simple"/>
    <meta:editing-cycles>3</meta:editing-cycles>
    <meta:editing-duration>PT64380S</meta:editing-duration>
    <meta:document-statistic meta:page-count="1" meta:paragraph-count="3" meta:word-count="314" meta:character-count="1977" meta:row-count="13" meta:non-whitespace-character-count="1666"/>
  </office:meta>
</office:document-meta>
</file>